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05cm" draw:marker-end-width="0.305cm" draw:fill="solid" draw:fill-color="#000000" draw:textarea-horizontal-align="justify" draw:textarea-vertical-align="middle" draw:auto-grow-height="false" fo:min-height="0.394cm" fo:min-width="0.144cm" fo:padding-top="0.163cm" fo:padding-bottom="0.163cm" fo:padding-left="0.288cm" fo:padding-right="0.288cm"/>
    </style:style>
    <style:style style:name="gr2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0.976cm" fo:min-width="0.709cm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0000" draw:marker-start-width="0.305cm" draw:marker-end-width="0.305cm" draw:fill="solid" draw:fill-color="#ffffff" draw:textarea-horizontal-align="justify" draw:textarea-vertical-align="middle" draw:auto-grow-height="false" fo:min-height="1.325cm" fo:min-width="2.98cm" fo:padding-top="0.163cm" fo:padding-bottom="0.163cm" fo:padding-left="0.288cm" fo:padding-right="0.288cm"/>
      <style:paragraph-properties style:writing-mode="lr-tb"/>
    </style:style>
    <style:style style:name="gr4" style:family="graphic" style:parent-style-name="objectwithoutfill">
      <style:graphic-properties svg:stroke-width="0.076cm" svg:stroke-color="#000000" draw:marker-start-width="0.305cm" draw:marker-end="Arrow" draw:marker-end-width="0.228cm" draw:fill="solid" draw:fill-color="#ffffff" draw:textarea-vertical-align="middle" fo:padding-top="0.163cm" fo:padding-bottom="0.163cm" fo:padding-left="0.288cm" fo:padding-right="0.288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1.016cm" svg:height="1.016cm" svg:x="11.795cm" svg:y="5.1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817cm" svg:height="1.84cm" svg:x="10.144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10.544cm" svg:y="12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556cm" svg:height="1.651cm" svg:x="3.286cm" svg:y="7.223cm">
          <text:p text:style-name="P3">Buy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556cm" svg:height="1.651cm" svg:x="8.186cm" svg:y="7.223cm">
          <text:p text:style-name="P3">Health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556cm" svg:height="1.651cm" svg:x="12.886cm" svg:y="7.223cm">
          <text:p text:style-name="P3">Sell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556cm" svg:height="1.651cm" svg:x="17.386cm" svg:y="7.223cm">
          <text:p text:style-name="P3">Heal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556cm" svg:height="1.651cm" svg:x="12.886cm" svg:y="10.123cm">
          <text:p text:style-name="P3">Increase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556cm" svg:height="1.651cm" svg:x="5.786cm" svg:y="10.123cm">
          <text:p text:style-name="P3">Decreas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964cm" svg:y1="8.874cm" svg:x2="9.342cm" svg:y2="10.948cm" draw:start-shape="id1" draw:start-glue-point="2" draw:end-shape="id2" draw:end-glue-point="1" svg:d="M9964 8874v2074h-622" svg:viewBox="0 0 623 2075">
          <text:p/>
        </draw:connector>
        <draw:connector draw:style-name="gr4" draw:text-style-name="P2" draw:layer="layout" svg:x1="7.564cm" svg:y1="10.123cm" svg:x2="8.186cm" svg:y2="8.048cm" draw:start-shape="id2" draw:start-glue-point="0" draw:end-shape="id1" draw:end-glue-point="3" svg:d="M7564 10123v-2075h622" svg:viewBox="0 0 623 2076">
          <text:p/>
        </draw:connector>
        <draw:connector draw:style-name="gr4" draw:text-style-name="P2" draw:layer="layout" svg:x1="5.064cm" svg:y1="8.874cm" svg:x2="5.786cm" svg:y2="10.948cm" draw:start-shape="id3" draw:start-glue-point="2" draw:end-shape="id2" draw:end-glue-point="3" svg:d="M5064 8874v2074h722" svg:viewBox="0 0 723 2075">
          <text:p/>
        </draw:connector>
        <draw:connector draw:style-name="gr4" draw:text-style-name="P2" draw:layer="layout" svg:x1="12.886cm" svg:y1="10.948cm" svg:x2="11.742cm" svg:y2="8.048cm" draw:start-shape="id4" draw:start-glue-point="3" draw:end-shape="id1" draw:end-glue-point="1" svg:d="M12886 10948h-572v-2900h-572" svg:viewBox="0 0 1145 2901">
          <text:p/>
        </draw:connector>
        <draw:connector draw:style-name="gr4" draw:text-style-name="P2" draw:layer="layout" svg:x1="19.164cm" svg:y1="8.874cm" svg:x2="16.442cm" svg:y2="10.948cm" draw:start-shape="id5" draw:start-glue-point="2" draw:end-shape="id4" draw:end-glue-point="1" svg:d="M19164 8874v2074h-2722" svg:viewBox="0 0 2723 2075">
          <text:p/>
        </draw:connector>
        <draw:connector draw:style-name="gr4" draw:text-style-name="P2" draw:layer="layout" draw:type="line" svg:x1="14.664cm" svg:y1="8.874cm" svg:x2="14.664cm" svg:y2="10.123cm" draw:start-shape="id6" draw:start-glue-point="2" draw:end-shape="id4" draw:end-glue-point="0" svg:d="M14664 8874v1249" svg:viewBox="0 0 1 1250">
          <text:p/>
        </draw:connector>
        <draw:connector draw:style-name="gr4" draw:text-style-name="P2" draw:layer="layout" svg:x1="11.795cm" svg:y1="5.699cm" svg:x2="5.064cm" svg:y2="7.223cm" draw:start-shape="id7" draw:start-glue-point="6" draw:end-shape="id3" draw:end-glue-point="0" svg:d="M11795 5699h-6731v1524" svg:viewBox="0 0 6732 1525">
          <text:p/>
        </draw:connector>
        <draw:connector draw:style-name="gr4" draw:text-style-name="P2" draw:layer="layout" svg:x1="12.811cm" svg:y1="5.699cm" svg:x2="19.164cm" svg:y2="7.223cm" draw:start-shape="id7" draw:start-glue-point="10" draw:end-shape="id5" draw:end-glue-point="0" svg:d="M12811 5699h6353v1524" svg:viewBox="0 0 6354 1525">
          <text:p/>
        </draw:connector>
        <draw:connector draw:style-name="gr4" draw:text-style-name="P2" draw:layer="layout" svg:x1="7.564cm" svg:y1="11.774cm" svg:x2="10.144cm" svg:y2="13.35cm" draw:start-shape="id2" draw:start-glue-point="2" draw:end-shape="id8" draw:end-glue-point="6" svg:d="M7564 11774v1576h2580" svg:viewBox="0 0 2581 1577">
          <text:p/>
        </draw:connector>
        <draw:connector draw:style-name="gr4" draw:text-style-name="P2" draw:layer="layout" svg:x1="14.664cm" svg:y1="11.774cm" svg:x2="11.961cm" svg:y2="13.35cm" draw:start-shape="id4" draw:start-glue-point="2" draw:end-shape="id8" draw:end-glue-point="10" svg:d="M14664 11774v1576h-2703" svg:viewBox="0 0 2704 1577">
          <text:p/>
        </draw:connector>
        <draw:connector draw:style-name="gr4" draw:text-style-name="P2" draw:layer="layout" svg:x1="11.943cm" svg:y1="6.059cm" svg:x2="9.964cm" svg:y2="7.223cm" draw:start-shape="id7" draw:start-glue-point="7" draw:end-shape="id1" draw:end-glue-point="0" svg:d="M11943 6059h-1979v1164" svg:viewBox="0 0 1980 1165">
          <text:p/>
        </draw:connector>
        <draw:connector draw:style-name="gr4" draw:text-style-name="P2" draw:layer="layout" svg:x1="12.663cm" svg:y1="6.059cm" svg:x2="14.664cm" svg:y2="7.223cm" draw:start-shape="id7" draw:start-glue-point="9" draw:end-shape="id6" draw:end-glue-point="0" svg:d="M12663 6059h2001v1164" svg:viewBox="0 0 2002 116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8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3-04T21:22:27.128000000</meta:creation-date>
    <meta:editing-duration>PT1H9M32S</meta:editing-duration>
    <meta:editing-cycles>9</meta:editing-cycles>
    <meta:generator>LibreOffice/6.4.6.2$Windows_X86_64 LibreOffice_project/0ce51a4fd21bff07a5c061082cc82c5ed232f115</meta:generator>
    <dc:date>2022-03-05T23:37:36.588000000</dc:date>
    <meta:document-statistic meta:object-count="21"/>
  </office:meta>
</office:document-meta>
</file>